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text-properties style:font-name="Times New Roman" fo:font-size="12pt" fo:font-weight="bold" style:font-size-asian="12pt" style:font-weight-asian="bold" style:font-size-complex="12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language="en" fo:country="US"/>
    </style:style>
    <style:style style:name="P7" style:family="paragraph" style:parent-style-name="Text_20_body">
      <style:text-properties fo:language="en" fo:country="GB"/>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style:text-properties fo:color="#000000"/>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6">
      <style:paragraph-properties>
        <style:tab-stops/>
      </style:paragraph-properties>
    </style:style>
    <style:style style:name="P17" style:family="paragraph" style:parent-style-name="Standard" style:list-style-name="L7"/>
    <style:style style:name="P18" style:family="paragraph" style:parent-style-name="Standard" style:list-style-name="L8"/>
    <style:style style:name="P19" style:family="paragraph" style:parent-style-name="Text_20_body" style:list-style-name="L3"/>
    <style:style style:name="P20" style:family="paragraph" style:parent-style-name="Text_20_body" style:list-style-name="L4">
      <style:text-properties fo:language="en" fo:country="US"/>
    </style:style>
    <style:style style:name="P21" style:family="paragraph" style:parent-style-name="Text_20_body" style:list-style-name="L5"/>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text-properties fo:font-weight="normal" style:font-weight-asian="normal" style:font-weight-complex="normal"/>
    </style:style>
    <style:style style:name="P25" style:family="paragraph" style:parent-style-name="Text_20_body" style:list-style-name="L11">
      <style:text-properties fo:font-weight="normal" style:font-weight-asian="normal" style:font-weight-complex="normal"/>
    </style:style>
    <style:style style:name="P26" style:family="paragraph" style:parent-style-name="Text_20_body" style:list-style-name="L12">
      <style:text-properties fo:font-weight="normal" style:font-weight-asian="normal" style:font-weight-complex="normal"/>
    </style:style>
    <style:style style:name="P27" style:family="paragraph" style:parent-style-name="Heading_20_2">
      <style:text-properties fo:language="en" fo:country="GB"/>
    </style:style>
    <style:style style:name="P2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ebGR installation and setup manual<text:line-break/>version 1.0c</text:p>
      <text:p text:style-name="P3"/>
      <text:table-of-content text:style-name="Sect1" text:protected="true" text:name="Inhaltsverzeichni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10">1 <text:s/>Preface<text:tab/>2</text:p>
          <text:p text:style-name="P10">2 <text:s/>Technical requirements<text:tab/>2</text:p>
          <text:p text:style-name="P11">2.1 <text:s/>Server<text:tab/>2</text:p>
          <text:p text:style-name="P11">2.2 <text:s/>Drive space<text:tab/>2</text:p>
          <text:p text:style-name="P11">2.3 <text:s/>Client<text:tab/>2</text:p>
          <text:p text:style-name="P10">3 <text:s/>Web server setup<text:tab/>2</text:p>
          <text:p text:style-name="P11">3.1 <text:s/>Create the rewrite rule and a virtual host<text:tab/>3</text:p>
          <text:p text:style-name="P12">3.1.1 <text:s/>Create .htaccess files<text:tab/>3</text:p>
          <text:p text:style-name="P12">3.1.2 <text:s/>Modify the httpd.conf<text:tab/>3</text:p>
          <text:p text:style-name="P11">3.2 <text:s/>Edit php.ini<text:tab/>4</text:p>
          <text:p text:style-name="P12">3.2.1 <text:s/>Set the resource limits<text:tab/>4</text:p>
          <text:p text:style-name="P12">3.2.2 <text:s/>Set the File uploads<text:tab/>4</text:p>
          <text:p text:style-name="P10">4 <text:s/>Installation<text:tab/>4</text:p>
          <text:p text:style-name="P11">4.1 <text:s/>MySQL database<text:tab/>4</text:p>
          <text:p text:style-name="P11">4.2 <text:s/>Firewalls<text:tab/>4</text:p>
          <text:p text:style-name="P11">4.3 <text:s/>Download<text:tab/>5</text:p>
          <text:p text:style-name="P11">4.4 <text:s/>Installation WebGR application<text:tab/>5</text:p>
          <text:p text:style-name="P10">5 <text:s/>Operation<text:tab/>6</text:p>
        </text:index-body>
      </text:table-of-content>
      <text:p text:style-name="P3"/>
      <text:p text:style-name="P2"/>
      <text:p text:style-name="P2"/>
      <text:h text:style-name="P28" text:outline-level="1">Preface</text:h>
      <text:p text:style-name="Text_20_body">This manual is written for IT administrators. The information and instructions are short written and you are not instructed which program you use to edit a text file, extract a ZIP archive, access the file structure on a server etc.</text:p>
      <text:h text:style-name="Heading_20_1" text:outline-level="1">Technical requirements</text:h>
      <text:h text:style-name="Heading_20_2" text:outline-level="2">Server</text:h>
      <text:list xml:id="list34700551" text:style-name="L1">
        <text:list-item>
          <text:p text:style-name="P14">Operating system: must support Apache, PHP, MySQL, e.g. Windows, Linux</text:p>
        </text:list-item>
      </text:list>
      <text:p text:style-name="Standard"/>
      <text:list xml:id="list35141178" text:continue-numbering="true" text:style-name="L1">
        <text:list-item>
          <text:p text:style-name="P14">Apache version &gt;= 2.2.11</text:p>
        </text:list-item>
        <text:list-item>
          <text:p text:style-name="P14">PHP version &gt;= 5.2.8</text:p>
        </text:list-item>
        <text:list-item>
          <text:p text:style-name="P14">MySQL version &gt;= 5.1.30 (Community Server)</text:p>
        </text:list-item>
        <text:list-item>
          <text:p text:style-name="P14">for administration: phpMyAdmin 3.1.1</text:p>
        </text:list-item>
      </text:list>
      <text:p text:style-name="Standard"/>
      <text:list xml:id="list35126709" text:continue-numbering="true" text:style-name="L1">
        <text:list-item>
          <text:p text:style-name="P14">for account confirmation e-mails: a mail server, mail transport must be possible over SMTP, Port 25</text:p>
        </text:list-item>
      </text:list>
      <text:h text:style-name="Heading_20_2" text:outline-level="2">Drive space</text:h>
      <text:p text:style-name="Text_20_body">The server requires about 200 MBytes.</text:p>
      <text:p text:style-name="Text_20_body">Application and libraries:</text:p>
      <text:p text:style-name="Text_20_body">The application itself requires about 50 MBytes.</text:p>
      <text:p text:style-name="Text_20_body">Application data:</text:p>
      <text:p text:style-name="Text_20_body">The required drive space depends on the number and size of images you want to store and use. Calculate image volume <text:span text:style-name="T1">twice </text:span>because a working copy and thumbnail is made.</text:p>
      <text:h text:style-name="Heading_20_2" text:outline-level="2">Client</text:h>
      <text:p text:style-name="Text_20_body">Firefox version &gt;= 3.0</text:p>
      <text:p text:style-name="Text_20_body">Adobe Flash Player version &gt;= 9.0 (needed for annotation interface, file upload)</text:p>
      <text:p text:style-name="Text_20_body">Javascript recommended (needed for some functions, e.g. alert boxes)</text:p>
      <text:h text:style-name="Heading_20_1" text:outline-level="1">Web server setup</text:h>
      <text:p text:style-name="Standard">You have 2 possibilities to setup your webserver. For the first you already have an virtual or physically host and aren't able to modify the httpd.conf file. In that case you have to create and .htaccess file in your root and public folder which establish a rewrite of the requested URL. The second possibility manage this all only in the httpd.conf of the apache web server. Which method will be the best for you and where you'll find the files, please ask your admins.</text:p>
      <text:p text:style-name="Standard">All examples that follow use mod_rewrite, an official module that comes bundled with Apache. To use it, mod_rewrite must either be included at compile time or enabled as a Dynamic Shared Object (<text:span text:style-name="ACRONYM">DSO</text:span>). Please consult the <text:a xlink:type="simple" xlink:href="http://httpd.apache.org/docs/" office:target-frame-name="_top" xlink:show="replace">Apache documentation</text:a> for your version for more information. </text:p>
      <text:p text:style-name="Standard"/>
      <text:h text:style-name="Heading_20_2" text:outline-level="2"><text:soft-page-break/>Create the rewrite rule and a virtual host</text:h>
      <text:p text:style-name="Standard">Please ask your adminstrators for help.</text:p>
      <text:p text:style-name="Standard">At the first make sure that the module “mod_rewrite“ was loaded by your apache. If not, ask your administrator how to enable this module.</text:p>
      <text:h text:style-name="Heading_20_3" text:outline-level="3">Create .htaccess files</text:h>
      <text:p text:style-name="Standard">Make sure that .htaccess overwrites definitions from Apache's httpd.conf. Without the web server will ignore your new files and the system won't run.</text:p>
      <text:p text:style-name="Standard"/>
      <text:p text:style-name="Text_20_body">Below is a sample <text:span text:style-name="Source_20_Text">.htaccess</text:span> file that utilizes mod_rewrite. It is similar to the virtual host configuration, except that it specifies only the rewrite rules, and the leading slash is omitted from <text:span text:style-name="Source_20_Text">index.php</text:span>. </text:p>
      <text:p text:style-name="Preformatted_20_Text"/>
      <text:p text:style-name="Preformatted_20_Text"><text:span text:style-name="Source_20_Text"><text:span text:style-name="T2">RewriteEngine On</text:span></text:span></text:p>
      <text:p text:style-name="Preformatted_20_Text"><text:span text:style-name="Source_20_Text"><text:span text:style-name="T2">RewriteCond %{REQUEST_FILENAME} -s [OR]</text:span></text:span></text:p>
      <text:p text:style-name="Preformatted_20_Text"><text:span text:style-name="Source_20_Text"><text:span text:style-name="T2">RewriteCond %{REQUEST_FILENAME} -l [OR]</text:span></text:span></text:p>
      <text:p text:style-name="Preformatted_20_Text"><text:span text:style-name="Source_20_Text"><text:span text:style-name="T2">RewriteCond %{REQUEST_FILENAME} -d</text:span></text:span></text:p>
      <text:p text:style-name="Preformatted_20_Text"><text:span text:style-name="Source_20_Text"><text:span text:style-name="T2">RewriteRule ^.*$ - [NC,L]</text:span></text:span></text:p>
      <text:p text:style-name="P9"><text:span text:style-name="Source_20_Text">RewriteRule ^.*$ index.php [NC,L]</text:span></text:p>
      <text:p text:style-name="Text_20_body">There are many ways to configure mod_rewrite; if you would like more information, see Jayson Minard's <text:a xlink:type="simple" xlink:href="http://devzone.zend.com/a/70" office:target-frame-name="_top" xlink:show="replace">Blueprint for PHP Applications: Bootstrapping</text:a>. </text:p>
      <text:p text:style-name="Standard"/>
      <text:p text:style-name="Standard"/>
      <text:h text:style-name="Heading_20_3" text:outline-level="3">Modify the httpd.conf</text:h>
      <text:p text:style-name="Text_20_body">--------------------------------------------------</text:p>
      <text:p text:style-name="Standard">just for windows based systems:</text:p>
      <text:p text:style-name="Standard">Edit C:\WINDOWS\system32\drivers\etc\hosts</text:p>
      <text:p text:style-name="Standard">You see</text:p>
      <text:p text:style-name="Code">127.0.0.1 <text:s text:c="6"/>localhost</text:p>
      <text:p text:style-name="Standard">Add the line</text:p>
      <text:p text:style-name="Code">127.0.0.1 <text:s text:c="6"/>webgr</text:p>
      <text:p text:style-name="Standard"/>
      <text:p text:style-name="Standard">Save and close</text:p>
      <text:p text:style-name="Standard"/>
      <text:p text:style-name="Standard">--------------------------------------------------</text:p>
      <text:p text:style-name="P4">For Windows based Systems:</text:p>
      <text:p text:style-name="Standard">Edit C:\xampp\apache\conf\httpd.conf</text:p>
      <text:p text:style-name="Standard">OR C:\xampp\apache\conf\extra\httpd-vhosts.conf</text:p>
      <text:p text:style-name="P4"/>
      <text:p text:style-name="P4">For Linux based Systems</text:p>
      <text:p text:style-name="Standard">/etc/apache2/sites-enabled</text:p>
      <text:p text:style-name="Standard"/>
      <text:p text:style-name="P13"/>
      <text:p text:style-name="Standard">Add at the end or to your existing virtual host configuration</text:p>
      <text:p text:style-name="Standard"/>
      <text:p text:style-name="Preformatted_20_Text"><text:span text:style-name="Source_20_Text"><text:span text:style-name="T2">&lt;VirtualHost my.domain.com:80&gt;</text:span></text:span></text:p>
      <text:p text:style-name="Preformatted_20_Text"><text:span text:style-name="Source_20_Text"><text:span text:style-name="T2">    ServerName   my.domain.com</text:span></text:span></text:p>
      <text:p text:style-name="Preformatted_20_Text"><text:span text:style-name="Source_20_Text"><text:span text:style-name="T2">    DocumentRoot /path/to/server/root/my.domain.com/public</text:span></text:span></text:p>
      <text:p text:style-name="Preformatted_20_Text"><text:span text:style-name="Source_20_Text"><text:span text:style-name="T2">    RewriteEngine off</text:span></text:span></text:p>
      <text:p text:style-name="Preformatted_20_Text"><text:span text:style-name="Source_20_Text"><text:span text:style-name="T2">    &lt;Location /&gt;</text:span></text:span></text:p>
      <text:p text:style-name="Preformatted_20_Text"><text:span text:style-name="Source_20_Text"><text:span text:style-name="T2">        RewriteEngine On</text:span></text:span></text:p>
      <text:p text:style-name="Preformatted_20_Text"><text:span text:style-name="Source_20_Text"><text:span text:style-name="T2">        RewriteCond %{REQUEST_FILENAME} -s [OR]</text:span></text:span></text:p>
      <text:p text:style-name="Preformatted_20_Text"><text:span text:style-name="Source_20_Text"><text:span text:style-name="T2">        RewriteCond %{REQUEST_FILENAME} -l [OR]</text:span></text:span></text:p>
      <text:p text:style-name="Preformatted_20_Text"><text:span text:style-name="Source_20_Text"><text:span text:style-name="T2">        RewriteCond %{REQUEST_FILENAME} -d</text:span></text:span></text:p>
      <text:p text:style-name="Preformatted_20_Text"><text:span text:style-name="Source_20_Text"><text:span text:style-name="T2">        RewriteRule ^.*$ - [NC,L]</text:span></text:span></text:p>
      <text:p text:style-name="Preformatted_20_Text"><text:span text:style-name="Source_20_Text"><text:span text:style-name="T2">        RewriteRule ^.*$ /index.php [NC,L]</text:span></text:span></text:p>
      <text:p text:style-name="Preformatted_20_Text"><text:span text:style-name="Source_20_Text"><text:span text:style-name="T2">    &lt;/Location&gt;</text:span></text:span></text:p>
      <text:p text:style-name="P8"><text:span text:style-name="Source_20_Text"><text:span text:style-name="T2">&lt;/VirtualHost&gt;</text:span></text:span></text:p>
      <text:p text:style-name="P8">--------------------------------------------------</text:p>
      <text:p text:style-name="Standard"/>
      <text:p text:style-name="Standard">Restart Apache</text:p>
      <text:p text:style-name="Standard"/>
      <text:p text:style-name="Standard">You should reach the application over http://webgr/</text:p>
      <text:p text:style-name="Standard">This requires that the index.php and the other source code is available at the mentioned "DocumentRoot" (see above).</text:p>
      <text:p text:style-name="Standard">(Source: <text:a xlink:type="simple" xlink:href="http://www.php.de/tutorials/42725-virtual-hosts-vhosts-einrichten-unter-windows.html">http://www.php.de/tutorials/42725-virtual-hosts-vhosts-einrichten-unter-windows.html</text:a>)</text:p>
      <text:h text:style-name="Heading_20_2" text:outline-level="2">Edit php.ini</text:h>
      <text:h text:style-name="Heading_20_3" text:outline-level="3">Set the resource limits</text:h>
      <text:list xml:id="list34681635" text:style-name="L2">
        <text:list-item>
          <text:p text:style-name="P15">memory_limit = 128M (used for large image matrix calculations) OR</text:p>
        </text:list-item>
        <text:list-item>
          <text:p text:style-name="P15">ini_set is allowed</text:p>
        </text:list-item>
      </text:list>
      <text:h text:style-name="Heading_20_3" text:outline-level="3">Set the File uploads</text:h>
      <text:p text:style-name="Standard">upload_max_filesize = 64M</text:p>
      <text:p text:style-name="Standard">This depends on the maximum image file size you want to use.</text:p>
      <text:p text:style-name="Standard"/>
      <text:h text:style-name="Heading_20_1" text:outline-level="1">Installation</text:h>
      <text:p text:style-name="Text_20_body">The process is described for a XAMPP configuration running on Windows XP.</text:p>
      <text:p text:style-name="Standard">Attention: In doubt please make backups of the files mentioned.</text:p>
      <text:p text:style-name="Standard"/>
      <text:h text:style-name="Heading_20_2" text:outline-level="2">MySQL database</text:h>
      <text:p text:style-name="Text_20_body">Use the standard installation, except:</text:p>
      <text:list xml:id="list34698167" text:style-name="L3">
        <text:list-item>
          <text:p text:style-name="P19">choose encoding UTF-8</text:p>
        </text:list-item>
        <text:list-item>
          <text:p text:style-name="P19">InnoDB engine is needed</text:p>
        </text:list-item>
      </text:list>
      <text:p text:style-name="Text_20_body"/>
      <text:p text:style-name="Text_20_body"><text:soft-page-break/>Use phpMyAdmin to administrate the database</text:p>
      <text:list xml:id="list35146196" text:continue-numbering="true" text:style-name="L3">
        <text:list-item>
          <text:p text:style-name="P19">Add new user, user name „webgr“, host „%“.</text:p>
        </text:list-item>
        <text:list-item>
          <text:p text:style-name="P19">user needs rights for insert, update, delete, select, create views etc.</text:p>
        </text:list-item>
      </text:list>
      <text:p text:style-name="Text_20_body"/>
      <text:list xml:id="list35130329" text:continue-numbering="true" text:style-name="L3">
        <text:list-item>
          <text:p text:style-name="P19">create database, name is „webgr“</text:p>
        </text:list-item>
      </text:list>
      <text:p text:style-name="Text_20_body"/>
      <text:h text:style-name="Heading_20_2" text:outline-level="2">Firewalls</text:h>
      <text:p text:style-name="P7">Make sure that the firewall between web server, database server, and especially mail server is setup correctly.</text:p>
      <text:h text:style-name="P27" text:outline-level="2">Download</text:h>
      <text:p text:style-name="P6">Go to the WebGR index on the berliOS site.</text:p>
      <text:p text:style-name="Text_20_body"><text:a xlink:type="simple" xlink:href="http://webgr.berlios.de/"><text:span text:style-name="T3">http://webgr.berlios.de/</text:span></text:a></text:p>
      <text:p text:style-name="Text_20_body"><text:span text:style-name="T3">Click on Development and on </text:span><text:a xlink:type="simple" xlink:href="http://developer.berlios.de/projects/webgr/">development website</text:a><text:span text:style-name="T3">.</text:span></text:p>
      <text:p text:style-name="P6">Alternatively you can go to berliOS Developer directly:</text:p>
      <text:p text:style-name="Text_20_body"><text:a xlink:type="simple" xlink:href="http://developer.berlios.de/projects/webgr/"><text:span text:style-name="T3">http://developer.berlios.de/projects/webgr/</text:span></text:a></text:p>
      <text:p text:style-name="P6">You can select your spoken language in the menu.</text:p>
      <text:p text:style-name="P6"/>
      <text:p text:style-name="P6">Select Documentation to get the manuals etc.</text:p>
      <text:p text:style-name="Text_20_body"><text:a xlink:type="simple" xlink:href="http://developer.berlios.de/docman/?group_id=8643"><text:span text:style-name="T3">http://developer.berlios.de/docman/?group_id=8643</text:span></text:a></text:p>
      <text:p text:style-name="P6">Select Files to list the downloads.</text:p>
      <text:p text:style-name="Text_20_body"><text:a xlink:type="simple" xlink:href="http://developer.berlios.de/project/showfiles.php?group_id=8643"><text:span text:style-name="T3">http://developer.berlios.de/project/showfiles.php?group_id=8643</text:span></text:a></text:p>
      <text:p text:style-name="P6">As you can see, the berliOS internal ID for the project is 8643.</text:p>
      <text:p text:style-name="Text_20_body"/>
      <text:p text:style-name="P6">Download the latest WebGR PHP package.</text:p>
      <text:p text:style-name="P6">You don’t need the WebGR Flex Package for deploying the application. This is just the isolated Flex source code.</text:p>
      <text:p text:style-name="Text_20_body"/>
      <text:p text:style-name="P6">The package includes following third party libraries:</text:p>
      <text:list xml:id="list34678339" text:style-name="L4">
        <text:list-item>
          <text:p text:style-name="P20">PHPIDS</text:p>
        </text:list-item>
        <text:list-item>
          <text:p text:style-name="P20">Zend Framework</text:p>
        </text:list-item>
      </text:list>
      <text:p text:style-name="P6">The system admin could later update these to the latest version; however the delivered libraries are the ones used for development and testing.</text:p>
      <text:h text:style-name="Heading_20_2" text:outline-level="2">Installation WebGR application</text:h>
      <text:list xml:id="list34675449" text:style-name="L5">
        <text:list-item>
          <text:p text:style-name="P21">Extract the archive in htdocs directory of the web server</text:p>
        </text:list-item>
      </text:list>
      <text:p text:style-name="Text_20_body"><text:soft-page-break/><text:tab/>The strucure should like like this:</text:p>
      <text:p text:style-name="Text_20_body"><text:tab/>xampp/htdocs/webgr_php/application</text:p>
      <text:p text:style-name="Text_20_body"><text:tab/>xampp/htdocs/webgr_php/library</text:p>
      <text:p text:style-name="Text_20_body"><text:tab/>xampp/htdocs/webgr_php/public</text:p>
      <text:p text:style-name="Text_20_body"><text:tab/>xampp/htdocs/webgr_php/sql</text:p>
      <text:p text:style-name="Text_20_body"/>
      <text:list xml:id="list34675782" text:style-name="L6">
        <text:list-item text:start-value="2">
          <text:p text:style-name="P16">Set read/write rights for directories:</text:p>
        </text:list-item>
      </text:list>
      <text:list xml:id="list34680007" text:style-name="L7">
        <text:list-item>
          <text:p text:style-name="P17">public/images/*</text:p>
        </text:list-item>
        <text:list-item>
          <text:p text:style-name="P17">public/import_logs/</text:p>
        </text:list-item>
        <text:list-item>
          <text:p text:style-name="P17">public/infoFiles/ (files for workshops)</text:p>
        </text:list-item>
        <text:list-item>
          <text:p text:style-name="P17">application/cache/*</text:p>
        </text:list-item>
      </text:list>
      <text:p text:style-name="Standard"/>
      <text:p text:style-name="Standard"><text:tab/>* means every set group owner and permissions recursively</text:p>
      <text:p text:style-name="Standard"/>
      <text:list xml:id="list34694649" text:style-name="L8">
        <text:list-item>
          <text:p text:style-name="P18">edit the file _config.ini in the directory application/config</text:p>
        </text:list-item>
      </text:list>
      <text:p text:style-name="Standard"/>
      <text:p text:style-name="Standard">section APPLICATION:</text:p>
      <text:p text:style-name="Standard">application host<text:tab/>set the application host for correct links in sent e-mail from WebGR</text:p>
      <text:p text:style-name="Standard">securityKey<text:tab/><text:tab/>set the security key string for secure identification between server and <text:tab/><text:tab/><text:tab/>flash client, e.g. „aslkjfk798sadf7897sdasadf“</text:p>
      <text:p text:style-name="Standard"/>
      <text:p text:style-name="Standard">section DB_CONNECTION</text:p>
      <text:p text:style-name="Standard">host<text:tab/><text:tab/>set database management system host, e.g. „db1.zadi.de“</text:p>
      <text:p text:style-name="Standard">username<text:tab/>set the username to access the database management system</text:p>
      <text:p text:style-name="Standard">password<text:tab/>set the password to access the database management system</text:p>
      <text:p text:style-name="Standard"/>
      <text:p text:style-name="Standard">section MAIL_CONF</text:p>
      <text:p text:style-name="Standard">host<text:tab/><text:tab/>set the host of your mailer, e.g. „mailer.orga.org“</text:p>
      <text:p text:style-name="Standard">username<text:tab/>set a existing username to access the mailer</text:p>
      <text:p text:style-name="Standard">password<text:tab/>set the password for this user to access the mailer</text:p>
      <text:p text:style-name="Text_20_body">fromAdress<text:tab/>set a valid FROM adress for mail transport, e.g. „webgr@institute.orga.org“</text:p>
      <text:p text:style-name="Text_20_body"/>
      <text:list xml:id="list34685566" text:style-name="L9">
        <text:list-item>
          <text:p text:style-name="P22">start the import of database over the browser:</text:p>
        </text:list-item>
      </text:list>
      <text:list xml:id="list34700325" text:style-name="L10">
        <text:list-item>
          <text:p text:style-name="P23">Start your browser</text:p>
        </text:list-item>
        <text:list-item>
          <text:p text:style-name="P23">Enter virtual host name and „/install“, e.g. „http://webgr/install“ into the adress field of the browser; the install script will be started.</text:p>
        </text:list-item>
        <text:list-item>
          <text:p text:style-name="P23">Enter the given security key (the one you have set in the _config.ini before) in the form and press „submit“.</text:p>
        </text:list-item>
        <text:list-item>
          <text:p text:style-name="P24">The structure (tables and views) will be created.</text:p>
        </text:list-item>
        <text:list-item>
          <text:p text:style-name="P24">Some data (value lists) will be inserted.</text:p>
        </text:list-item>
      </text:list>
      <text:p text:style-name="P5"/>
      <text:list xml:id="list34695995" text:style-name="L11">
        <text:list-item>
          <text:p text:style-name="P25">Try to login as</text:p>
        </text:list-item>
      </text:list>
      <text:p text:style-name="P5">username: superuser@zadi.de</text:p>
      <text:p text:style-name="P5">password: superuser</text:p>
      <text:p text:style-name="P5"><text:soft-page-break/></text:p>
      <text:list xml:id="list34696389" text:style-name="L12">
        <text:list-item>
          <text:p text:style-name="P26">change the superuser's password</text:p>
        </text:list-item>
      </text:list>
      <text:p text:style-name="P5">Important: Click „My user data“ → „change password“ to change this password.</text:p>
      <text:p text:style-name="P5"/>
      <text:h text:style-name="Heading_20_1" text:outline-level="1">Operation</text:h>
      <text:p text:style-name="Text_20_body">How to make backups:</text:p>
      <text:p text:style-name="Text_20_body">Stop the application server.</text:p>
      <text:p text:style-name="Text_20_body">Stop the database server.</text:p>
      <text:p text:style-name="Text_20_body">Export the database.</text:p>
      <text:p text:style-name="Text_20_body">Save the directory application/config to have a backup of the config files</text:p>
      <text:p text:style-name="Text_20_body">Save the directory public to have a backup of the image files, workshop files, protocol files and log files.</text:p>
      <text:p text:style-name="Text_20_body">Start the DB server.</text:p>
      <text:p text:style-name="Text_20_body">Start the application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class="text" style:default-outline-level="3">
      <style:text-properties style:font-name="Arial2" fo:font-size="14pt" fo:font-weight="bold" style:font-name-asian="Lucida Sans Unicode"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class="text" style:default-outline-level="2">
      <style:text-properties style:font-name="Arial2"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2"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de" style:family="paragraph" style:parent-style-name="Standard">
      <style:text-properties style:font-name="Courier New" fo:font-size="10.5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WebGR Installation and setup v1.0c</text:p>
      </style:header>
      <style:footer>
        <text:p text:style-name="MP1">Page <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ominik Kukula</meta:initial-creator>
    <meta:creation-date>2009-07-23T15:16:43.03</meta:creation-date>
    <dc:date>2010-03-16T15:02:23.26</dc:date>
    <dc:creator>Ingmar Pforr</dc:creator>
    <meta:editing-duration>PT47H10M31S</meta:editing-duration>
    <meta:editing-cycles>122</meta:editing-cycles>
    <meta:generator>OpenOffice.org/3.0$Win32 OpenOffice.org_project/300m15$Build-9379</meta:generator>
    <meta:document-statistic meta:table-count="0" meta:image-count="0" meta:object-count="0" meta:page-count="7" meta:paragraph-count="176" meta:word-count="1249" meta:character-count="8371"/>
    <meta:user-defined meta:name="Info 1"/>
    <meta:user-defined meta:name="Info 2"/>
    <meta:user-defined meta:name="Info 3"/>
    <meta:user-defined meta:name="Info 4"/>
  </office:meta>
</office:document-meta>
</file>